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Attendance5</text:p>
          </table:table-cell>
          <table:table-cell office:value-type="string" calcext:value-type="string">
            <text:p>Attendance6</text:p>
          </table:table-cell>
          <table:table-cell office:value-type="string" calcext:value-type="string">
            <text:p>HW4</text:p>
          </table:table-cell>
          <table:table-cell office:value-type="string" calcext:value-type="string">
            <text:p>Attendance7</text:p>
          </table:table-cell>
          <table:table-cell office:value-type="string" calcext:value-type="string">
            <text:p>Attendance8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Attendance9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Attendance10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Attendance11</text:p>
          </table:table-cell>
          <table:table-cell office:value-type="string" calcext:value-type="string">
            <text:p>Attendance12</text:p>
          </table:table-cell>
          <table:table-cell office:value-type="string" calcext:value-type="string">
            <text:p>Attendance13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Attendance14</text:p>
          </table:table-cell>
          <table:table-cell office:value-type="string" calcext:value-type="string">
            <text:p>Attendance15</text:p>
          </table:table-cell>
          <table:table-cell office:value-type="string" calcext:value-type="string">
            <text:p>Attendance16</text:p>
          </table:table-cell>
          <table:table-cell office:value-type="string" calcext:value-type="string">
            <text:p>Midterm3</text:p>
          </table:table-cell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75/20" office:value-type="float" office:value="0.7875" calcext:value-type="float">
            <text:p>0.7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9" calcext:value-type="float">
            <text:p>85.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89" calcext:value-type="float">
            <text:p>93.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086956</text:p>
          </table:table-cell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5" calcext:value-type="float">
            <text:p>99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2" calcext:value-type="float">
            <text:p>99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23" office:value-type="float" office:value="0.869565217391304" calcext:value-type="float">
            <text:p>0.869565217391304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83" calcext:value-type="float">
            <text:p>85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0909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6/23" office:value-type="float" office:value="0.695652173913043" calcext:value-type="float">
            <text:p>0.695652173913043</text:p>
          </table:table-cell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09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.5/23" office:value-type="float" office:value="0.978260869565217" calcext:value-type="float">
            <text:p>0.978260869565217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68" calcext:value-type="float">
            <text:p>97.68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table:formula="of:=15.25/20" office:value-type="float" office:value="0.7625" calcext:value-type="float">
            <text:p>0.7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18" calcext:value-type="float">
            <text:p>92.18</text:p>
          </table:table-cell>
          <table:table-cell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1" calcext:value-type="float">
            <text:p>1</text:p>
          </table:table-cell>
          <table:table-cell table:formula="of:=16/22" office:value-type="float" office:value="0.727272727272727" calcext:value-type="float">
            <text:p>0.7272727272727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54" calcext:value-type="float">
            <text:p>98.5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21739</text:p>
          </table:table-cell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87.23" calcext:value-type="float">
            <text:p>87.23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17" calcext:value-type="float">
            <text:p>9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48" calcext:value-type="float">
            <text:p>92.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181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3" office:value-type="float" office:value="0.891304347826087" calcext:value-type="float">
            <text:p>0.891304347826087</text:p>
          </table:table-cell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  <table:table-cell office:value-type="float" office:value="34.42" calcext:value-type="float">
            <text:p>34.4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1" calcext:value-type="float">
            <text:p>1</text:p>
          </table:table-cell>
          <table:table-cell table:formula="of:=8.5/22" office:value-type="float" office:value="0.386363636363636" calcext:value-type="float">
            <text:p>0.38636363636363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  <table:table-cell office:value-type="float" office:value="80.31" calcext:value-type="float">
            <text:p>80.31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18" calcext:value-type="float">
            <text:p>94.18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9" calcext:value-type="float">
            <text:p>99.09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office:value-type="float" office:value="88.54" calcext:value-type="float">
            <text:p>88.54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3" calcext:value-type="float">
            <text:p>93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9" calcext:value-type="float">
            <text:p>88.4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7.5/22" office:value-type="float" office:value="0.795454545454545" calcext:value-type="float">
            <text:p>0.795454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26087</text:p>
          </table:table-cell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5" calcext:value-type="float">
            <text:p>94.55</text:p>
          </table:table-cell>
          <table:table-cell office:value-type="float" office:value="1" calcext:value-type="float">
            <text:p>1</text:p>
          </table:table-cell>
          <table:table-cell office:value-type="float" office:value="89.4" calcext:value-type="float">
            <text:p>89.4</text:p>
          </table:table-cell>
          <table:table-cell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3636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.5/23" office:value-type="float" office:value="0.717391304347826" calcext:value-type="float">
            <text:p>0.717391304347826</text:p>
          </table:table-cell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55" calcext:value-type="float">
            <text:p>8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09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89" calcext:value-type="float">
            <text:p>95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/23" office:value-type="float" office:value="0.826086956521739" calcext:value-type="float">
            <text:p>0.826086956521739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89.45" calcext:value-type="float">
            <text:p>89.45</text:p>
          </table:table-cell>
          <table:table-cell table:formula="of:=13.75/20" office:value-type="float" office:value="0.6875" calcext:value-type="float">
            <text:p>0.6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.83" calcext:value-type="float">
            <text:p>79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16" calcext:value-type="float">
            <text:p>97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73.05" calcext:value-type="float">
            <text:p>73.05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.58" calcext:value-type="float">
            <text:p>90.58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39" calcext:value-type="float">
            <text:p>93.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7/23" office:value-type="float" office:value="0.739130434782609" calcext:value-type="float">
            <text:p>0.739130434782609</text:p>
          </table:table-cell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93.32" calcext:value-type="float">
            <text:p>93.3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4" calcext:value-type="float">
            <text:p>87.4</text:p>
          </table:table-cell>
          <table:table-cell office:value-type="float" office:value="1" calcext:value-type="float">
            <text:p>1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363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6.28" calcext:value-type="float">
            <text:p>56.2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30435</text:p>
          </table:table-cell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  <table:table-cell office:value-type="float" office:value="49.23" calcext:value-type="float">
            <text:p>49.23</text:p>
          </table:table-cell>
          <table:table-cell table:formula="of:=14/20"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0/22" office:value-type="float" office:value="0.454545454545455" calcext:value-type="float">
            <text:p>0.4545454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9" calcext:value-type="float">
            <text:p>14.8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6/23" office:value-type="float" office:value="0.695652173913043" calcext:value-type="float">
            <text:p>0.695652173913043</text:p>
          </table:table-cell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table:formula="of:=16.25/20" office:value-type="float" office:value="0.8125" calcext:value-type="float">
            <text:p>0.8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3/22" office:value-type="float" office:value="0.590909090909091" calcext:value-type="float">
            <text:p>0.59090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3" office:value-type="float" office:value="0.891304347826087" calcext:value-type="float">
            <text:p>0.891304347826087</text:p>
          </table:table-cell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20"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454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.2" calcext:value-type="float">
            <text:p>64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391304</text:p>
          </table:table-cell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table:formula="of:=13.5/20"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181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.91" calcext:value-type="float">
            <text:p>96.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9.5/23" office:value-type="float" office:value="0.847826086956522" calcext:value-type="float">
            <text:p>0.847826086956522</text:p>
          </table:table-cell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9.59" calcext:value-type="float">
            <text:p>89.59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62" calcext:value-type="float">
            <text:p>50.62</text:p>
          </table:table-cell>
          <table:table-cell office:value-type="float" office:value="1" calcext:value-type="float">
            <text:p>1</text:p>
          </table:table-cell>
          <table:table-cell office:value-type="float" office:value="76.4" calcext:value-type="float">
            <text:p>76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454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4.5/23" office:value-type="float" office:value="0.630434782608696" calcext:value-type="float">
            <text:p>0.630434782608696</text:p>
          </table:table-cell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table:formula="of:=12/20"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95" calcext:value-type="float">
            <text:p>93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57" calcext:value-type="float">
            <text:p>93.5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086956</text:p>
          </table:table-cell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95" calcext:value-type="float">
            <text:p>88.9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086956</text:p>
          </table:table-cell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19.25/20" office:value-type="float" office:value="0.9625" calcext:value-type="float">
            <text:p>0.9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23" calcext:value-type="float">
            <text:p>97.2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9" calcext:value-type="float">
            <text:p>97.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30435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5.31" calcext:value-type="float">
            <text:p>85.31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.77" calcext:value-type="float">
            <text:p>66.77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6.39" calcext:value-type="float">
            <text:p>86.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.5/23" office:value-type="float" office:value="0.934782608695652" calcext:value-type="float">
            <text:p>0.934782608695652</text:p>
          </table:table-cell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29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4.5/20" office:value-type="float" office:value="0.725" calcext:value-type="float">
            <text:p>0.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363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391304</text:p>
          </table:table-cell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03" calcext:value-type="float">
            <text:p>92.0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45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56" calcext:value-type="float">
            <text:p>98.5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21739</text:p>
          </table:table-cell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5.62" calcext:value-type="float">
            <text:p>95.62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63" calcext:value-type="float">
            <text:p>93.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3636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7" calcext:value-type="float">
            <text:p>99.3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21739</text:p>
          </table:table-cell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17" calcext:value-type="float">
            <text:p>98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32" calcext:value-type="float">
            <text:p>94.32</text:p>
          </table:table-cell>
          <table:table-cell office:value-type="float" office:value="1" calcext:value-type="float">
            <text:p>1</text:p>
          </table:table-cell>
          <table:table-cell office:value-type="float" office:value="97.7" calcext:value-type="float">
            <text:p>97.7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43" calcext:value-type="float">
            <text:p>98.4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391304</text:p>
          </table:table-cell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96.17" calcext:value-type="float">
            <text:p>96.17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.75" calcext:value-type="float">
            <text:p>85.75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95" calcext:value-type="float">
            <text:p>98.9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21739</text:p>
          </table:table-cell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.54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45" calcext:value-type="float">
            <text:p>91.45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1818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086956</text:p>
          </table:table-cell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1.93" calcext:value-type="float">
            <text:p>91.93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93" calcext:value-type="float">
            <text:p>92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36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61" calcext:value-type="float">
            <text:p>97.6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30435</text:p>
          </table:table-cell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15" calcext:value-type="float">
            <text:p>93.15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363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26087</text:p>
          </table:table-cell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60.13" calcext:value-type="float">
            <text:p>60.13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11/2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.21" calcext:value-type="float">
            <text:p>68.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0/23" office:value-type="float" office:value="0.434782608695652" calcext:value-type="float">
            <text:p>0.434782608695652</text:p>
          </table:table-cell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.25/20" office:value-type="float" office:value="0.7125" calcext:value-type="float">
            <text:p>0.7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5" calcext:value-type="float">
            <text:p>97.5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8/23" office:value-type="float" office:value="0.782608695652174" calcext:value-type="float">
            <text:p>0.782608695652174</text:p>
          </table:table-cell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9.81" calcext:value-type="float">
            <text:p>99.81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79" calcext:value-type="float">
            <text:p>97.7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75/23" office:value-type="float" office:value="0.902173913043478" calcext:value-type="float">
            <text:p>0.902173913043478</text:p>
          </table:table-cell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7" calcext:value-type="float">
            <text:p>98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9/22" office:value-type="float" office:value="0.863636363636364" calcext:value-type="float">
            <text:p>0.8636363636363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6" calcext:value-type="float">
            <text:p>97.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3" office:value-type="float" office:value="0.782608695652174" calcext:value-type="float">
            <text:p>0.782608695652174</text:p>
          </table:table-cell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33" calcext:value-type="float">
            <text:p>8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02" calcext:value-type="float">
            <text:p>94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7.08" calcext:value-type="float">
            <text:p>67.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/23" office:value-type="float" office:value="0.91304347826087" calcext:value-type="float">
            <text:p>0.91304347826087</text:p>
          </table:table-cell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  <table:table-cell office:value-type="float" office:value="40.19" calcext:value-type="float">
            <text:p>40.19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77" calcext:value-type="float">
            <text:p>38.77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table:formula="of:=10.5/20" office:value-type="float" office:value="0.525" calcext:value-type="float">
            <text:p>0.5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5/22" office:value-type="float" office:value="0.681818181818182" calcext:value-type="float">
            <text:p>0.68181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5.5/23" office:value-type="float" office:value="0.673913043478261" calcext:value-type="float">
            <text:p>0.673913043478261</text:p>
          </table:table-cell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8.5/22" office:value-type="float" office:value="0.840909090909091" calcext:value-type="float">
            <text:p>0.8409090909090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3" office:value-type="float" office:value="0.934782608695652" calcext:value-type="float">
            <text:p>0.934782608695652</text:p>
          </table:table-cell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2" office:value-type="float" office:value="0.818181818181818" calcext:value-type="float">
            <text:p>0.8181818181818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26087</text:p>
          </table:table-cell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3/2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25" calcext:value-type="float">
            <text:p>89.2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090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01" calcext:value-type="float">
            <text:p>98.0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3" office:value-type="float" office:value="0.934782608695652" calcext:value-type="float">
            <text:p>0.934782608695652</text:p>
          </table:table-cell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formula="of:=11/20" office:value-type="float" office:value="0.55" calcext:value-type="float">
            <text:p>0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09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6" calcext:value-type="float">
            <text:p>98.1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5/23" office:value-type="float" office:value="0.652173913043478" calcext:value-type="float">
            <text:p>0.652173913043478</text:p>
          </table:table-cell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02" calcext:value-type="float">
            <text:p>89.0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2/22" office:value-type="float" office:value="0.545454545454545" calcext:value-type="float">
            <text:p>0.5454545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/23" office:value-type="float" office:value="0.782608695652174" calcext:value-type="float">
            <text:p>0.782608695652174</text:p>
          </table:table-cell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59.01" calcext:value-type="float">
            <text:p>59.01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.18" calcext:value-type="float">
            <text:p>71.18</text:p>
          </table:table-cell>
          <table:table-cell office:value-type="float" office:value="1" calcext:value-type="float">
            <text:p>1</text:p>
          </table:table-cell>
          <table:table-cell office:value-type="float" office:value="68.7" calcext:value-type="float">
            <text:p>68.7</text:p>
          </table:table-cell>
          <table:table-cell office:value-type="float" office:value="1" calcext:value-type="float">
            <text:p>1</text:p>
          </table:table-cell>
          <table:table-cell table:formula="of:=16.5/22"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086956</text:p>
          </table:table-cell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 table:formula="of:==9.5/20" office:value-type="float" office:value="0.475" calcext:value-type="float">
            <text:p>0.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33" calcext:value-type="float">
            <text:p>96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3" calcext:value-type="float">
            <text:p>98.23</text:p>
          </table:table-cell>
          <table:table-cell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1" calcext:value-type="float">
            <text:p>1</text:p>
          </table:table-cell>
          <table:table-cell table:formula="of:=11.5/22" office:value-type="float" office:value="0.522727272727273" calcext:value-type="float">
            <text:p>0.522727272727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4" calcext:value-type="float">
            <text:p>97.8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7/23" office:value-type="float" office:value="0.739130434782609" calcext:value-type="float">
            <text:p>0.739130434782609</text:p>
          </table:table-cell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  <table:table-cell office:value-type="float" office:value="90.4" calcext:value-type="float">
            <text:p>90.4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83" calcext:value-type="float">
            <text:p>86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" calcext:value-type="float">
            <text:p>91.1</text:p>
          </table:table-cell>
          <table:table-cell office:value-type="float" office:value="1" calcext:value-type="float">
            <text:p>1</text:p>
          </table:table-cell>
          <table:table-cell office:value-type="float" office:value="98.4" calcext:value-type="float">
            <text:p>98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45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41" calcext:value-type="float">
            <text:p>99.4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7.5/23" office:value-type="float" office:value="0.760869565217391" calcext:value-type="float">
            <text:p>0.760869565217391</text:p>
          </table:table-cell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6.15" calcext:value-type="float">
            <text:p>96.1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217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07:53:49.4817793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11-25T08:01:13.572024914</dc:date>
    <meta:editing-duration>PT6H32M27S</meta:editing-duration>
    <meta:editing-cycles>84</meta:editing-cycles>
    <meta:generator>LibreOffice/6.0.3.2$Linux_X86_64 LibreOffice_project/00m0$Build-2</meta:generator>
    <meta:document-statistic meta:table-count="1" meta:cell-count="1556" meta:object-count="0"/>
  </office:meta>
</office:document-meta>
</file>